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supportedOperationException.UnsupportedOperation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upportedOperationException.UnsupportedOper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